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ans" fo:font-size="15pt" fo:font-weight="bold" officeooo:rsid="00020a61" officeooo:paragraph-rsid="00020a61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FreeSans" fo:font-size="12pt" fo:font-weight="bold" officeooo:rsid="00020a61" officeooo:paragraph-rsid="00020a61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FreeSans" fo:font-size="12pt" fo:font-weight="bold" officeooo:rsid="00020a61" officeooo:paragraph-rsid="00020a6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FreeSans" fo:font-size="12pt" fo:font-weight="bold" officeooo:rsid="00020a61" officeooo:paragraph-rsid="00020a61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FreeSans" fo:font-size="12pt" fo:font-weight="normal" officeooo:rsid="00020a61" officeooo:paragraph-rsid="00020a6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FreeSans" fo:font-size="12pt" fo:font-weight="normal" officeooo:rsid="000a8bea" officeooo:paragraph-rsid="000a8be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FreeSans" fo:font-size="20pt" fo:font-weight="bold" officeooo:rsid="00020a61" officeooo:paragraph-rsid="00020a61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020a61"/>
    </style:style>
    <style:style style:name="P9" style:family="paragraph" style:parent-style-name="Standard">
      <style:paragraph-properties fo:text-align="center" style:justify-single-word="false"/>
      <style:text-properties officeooo:paragraph-rsid="00020a61"/>
    </style:style>
    <style:style style:name="T1" style:family="text">
      <style:text-properties style:font-name="FreeSans" fo:font-size="12pt" fo:font-weight="bold" officeooo:rsid="00020a61" style:font-size-asian="10.5pt" style:font-weight-asian="bold" style:font-size-complex="12pt" style:font-weight-complex="bold"/>
    </style:style>
    <style:style style:name="T2" style:family="text">
      <style:text-properties style:font-name="FreeSans" fo:font-size="12pt" fo:font-weight="bold" officeooo:rsid="000a8bea" style:font-size-asian="10.5pt" style:font-weight-asian="bold" style:font-size-complex="12pt" style:font-weight-complex="bold"/>
    </style:style>
    <style:style style:name="T3" style:family="text">
      <style:text-properties style:font-name="FreeSans" fo:font-size="12pt" fo:font-weight="bold" officeooo:rsid="000c321c" style:font-size-asian="10.5pt" style:font-weight-asian="bold" style:font-size-complex="12pt" style:font-weight-complex="bold"/>
    </style:style>
    <style:style style:name="T4" style:family="text">
      <style:text-properties officeooo:rsid="00069715"/>
    </style:style>
    <style:style style:name="T5" style:family="text">
      <style:text-properties officeooo:rsid="000a8bea"/>
    </style:style>
    <style:style style:name="T6" style:family="text">
      <style:text-properties officeooo:rsid="000c32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Bekanntmachung an die Mieter</text:p>
      <text:p text:style-name="P1"/>
      <text:p text:style-name="P1"/>
      <text:p text:style-name="P1"/>
      <text:p text:style-name="P3">Dettenheim, den <text:span text:style-name="T6">10</text:span>.<text:span text:style-name="T4">1</text:span><text:span text:style-name="T6">2</text:span>.2020</text:p>
      <text:p text:style-name="P3"/>
      <text:p text:style-name="P3"/>
      <text:p text:style-name="P3"/>
      <text:p text:style-name="P3"/>
      <text:p text:style-name="P8"><text:span text:style-name="T1">Betreff: </text:span><text:span text:style-name="T2">Ablesung </text:span><text:span text:style-name="T3">Zähler</text:span></text:p>
      <text:p text:style-name="P4"/>
      <text:p text:style-name="P4"/>
      <text:p text:style-name="P4"/>
      <text:p text:style-name="P5">Liebe Mieter,</text:p>
      <text:p text:style-name="P5"/>
      <text:p text:style-name="P6">die jährliche Ablesung der<text:span text:style-name="T6"> Uhren </text:span>wird am</text:p>
      <text:p text:style-name="P5"/>
      <text:p text:style-name="P5"/>
      <text:p text:style-name="P9"><text:span text:style-name="T2">28</text:span><text:span text:style-name="T1">. </text:span><text:span text:style-name="T2">Dezember</text:span><text:span text:style-name="T1"> zwischen </text:span><text:span text:style-name="T2">14</text:span><text:span text:style-name="T1">:</text:span><text:span text:style-name="T2">3</text:span><text:span text:style-name="T1">0 Uhr und </text:span><text:span text:style-name="T2">1</text:span><text:span text:style-name="T3">5</text:span><text:span text:style-name="T1">:</text:span><text:span text:style-name="T3">0</text:span><text:span text:style-name="T1">0 Uhr</text:span></text:p>
      <text:p text:style-name="P2"/>
      <text:p text:style-name="P5"><text:span text:style-name="T6">von mir </text:span>vollzogen. <text:span text:style-name="T6">Ich bitte daher darum mir dies zu ermöglichen.</text:span></text:p>
      <text:p text:style-name="P5"/>
      <text:p text:style-name="P5"/>
      <text:p text:style-name="P5">Ich bitte um die Kenntnissnahme dieses Termines <text:span text:style-name="T6">und wünsche ein frohes und gesegnetes Weihnachtfest.</text:span></text:p>
      <text:p text:style-name="P5"/>
      <text:p text:style-name="P5"/>
      <text:p text:style-name="P5">Mit freundlichen Grüßen</text:p>
      <text:p text:style-name="P5"/>
      <text:p text:style-name="P5">Markus Haa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6.2$Linux_X86_64 LibreOffice_project/40$Build-2</meta:generator>
    <dc:date>2020-12-10T17:35:43.464240167</dc:date>
    <meta:editing-duration>PT17M9S</meta:editing-duration>
    <meta:editing-cycles>6</meta:editing-cycles>
    <meta:document-statistic meta:table-count="0" meta:image-count="0" meta:object-count="0" meta:page-count="1" meta:paragraph-count="10" meta:word-count="57" meta:character-count="375" meta:non-whitespace-character-count="328"/>
  </office:meta>
</office:document-meta>
</file>